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Arial1" fo:font-size="11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000000" style:font-name="Trebuchet MS" fo:font-size="16pt" fo:letter-spacing="normal" fo:font-style="normal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Arial1" fo:font-size="11pt" fo:letter-spacing="normal" fo:font-style="normal" fo:font-weight="bold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Arial1" fo:font-size="11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olicitação de Mudança</text:h>
      <text:p text:style-name="P2"><text:span text:style-name="T1">Nome do Sistema: </text:span>Sistema de Vendas e Reserva de Ingresso</text:p>
      <text:p text:style-name="P2"><text:span text:style-name="T1">Data: </text:span>24/05/2015</text:p>
      <text:p text:style-name="P2"/>
      <text:p text:style-name="P2"><text:span text:style-name="T1">Solicitante : </text:span>Daniel de Oliveira Vasconcelos</text:p>
      <text:p text:style-name="P2"/>
      <text:p text:style-name="P4">Descrição detalhada:</text:p>
      <text:p text:style-name="P2">1 - É necessário especificar no Plano de Gerência de Configuração onde estarão os documentos definidos na EAP dentro da hierarquia de itens de configuração, além de definir o nível de controle de cada um dos artefatos da pasta (armazenamento, versionamento) e <text:s/>alterar o texto da seção 2 do documento de GCS retirando a referência para a seção 5.2 do plano de projeto. </text:p>
      <text:p text:style-name="P2"/>
      <text:p text:style-name="P2">2 - Na seção de recursos tecnológicos do plano de projeto fazer uma referência para a seção 2 do plano de gerência de configuração.</text:p>
      <text:p text:style-name="P2"/>
      <text:p text:style-name="P2">3 - Na seção de papéis é necessário informar que o Product Owner é o fornecedor de requisitos.</text:p>
      <text:p text:style-name="P2"/>
      <text:p text:style-name="P2">4 - Além disso, é necessário alterar no plano de projeto na seção de viabilidade uma explicação dizendo que a aprovação do plano foi feita seguindo os critérios de avaliação de requisitos que se encontram no processo de Gerência de Requisitos e colocar explicitamente que o Product Owner aprovou estes requisitos. </text:p>
      <text:p text:style-name="P2"/>
      <text:p text:style-name="P2">5 - Com esse mesmo foco, é necessário retirar as abas de Mitigação e Plano de Contingência o template de de gerenciamento de Riscos na definição do processo, pois seria um overhead desnecessário para a Gerência de Projeto, sendo que não é necessário tais tratamentos para seguir o nível G do MPS.BR.</text:p>
      <text:p text:style-name="P2"/>
      <text:p text:style-name="P2">6 – Na planilha de Gerenciamento de Riscos adicionar um texto dizendo que todos os riscos do projeto, independentemente de sua prioridade serão monitorados semanalmente seguindo a política definida pelo processo de Gerência de Projeto.</text:p>
      <text:p text:style-name="P2"/>
      <text:p text:style-name="P2"><text:span text:style-name="T1">Justificativa: </text:span><text:span text:style-name="T2">Adequação ao MPS.BR e redução de redundância, seguindo especificações pedidas pela professora Adriana.</text:span></text:p>
      <text:p text:style-name="P4"/>
      <text:p text:style-name="P2"><text:span text:style-name="T1">Anexos: </text:span><text:span text:style-name="T2">Não se aplica, pois os documentos citados nesta solicitação encontram-se no repositório.</text:span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de Oliveira Vasconcelos</meta:initial-creator>
    <meta:creation-date>2015-05-24T15:15:29.76</meta:creation-date>
    <dc:date>2015-05-24T18:32:07.15</dc:date>
    <dc:creator>Daniel de Oliveira Vasconcelos</dc:creator>
    <meta:editing-duration>PT3H12M54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1" meta:paragraph-count="14" meta:word-count="293" meta:character-count="1814"/>
  </office:meta>
</office:document-meta>
</file>